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Museo Slab 700" svg:font-family="'Museo Slab 700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sk" fo:country="SK" fo:font-weight="bold" style:font-weight-asian="bold" style:font-weight-complex="bold"/>
    </style:style>
    <style:style style:name="P2" style:family="paragraph" style:parent-style-name="Standard">
      <style:text-properties style:font-name="Arial" fo:language="sk" fo:country="SK" fo:font-weight="normal" style:font-weight-asian="normal" style:font-weight-complex="normal"/>
    </style:style>
    <style:style style:name="P3" style:family="paragraph" style:parent-style-name="Standard">
      <style:text-properties fo:color="#0084d1" style:font-name="Arial" fo:font-weight="bold" style:font-weight-asian="bold" style:font-weight-complex="bold"/>
    </style:style>
    <style:style style:name="P4" style:family="paragraph" style:parent-style-name="Standard">
      <style:text-properties fo:color="#0084d1" style:font-name="Arial" fo:language="sk" fo:country="SK" fo:font-weight="bold" style:font-weight-asian="bold" style:font-weight-complex="bold"/>
    </style:style>
    <style:style style:name="P5" style:family="paragraph" style:parent-style-name="Standard" style:list-style-name="L1">
      <style:text-properties style:use-window-font-color="true" style:font-name="Arial" fo:language="sk" fo:country="SK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 style:list-style-name="L2">
      <style:text-properties style:use-window-font-color="true" style:font-name="Arial" fo:language="sk" fo:country="SK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use-window-font-color="true" style:font-name="Arial" fo:language="sk" fo:country="SK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Arial" fo:language="sk" fo:country="SK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use-window-font-color="true" style:font-name="Arial" fo:language="sk" fo:country="SK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84d1"/>
    </style:style>
    <style:style style:name="T5" style:family="text">
      <style:text-properties fo:color="#0084d1" style:text-underline-style="none"/>
    </style:style>
    <style:style style:name="T6" style:family="text">
      <style:text-properties fo:color="#0099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Upracme svet, upracme Slovensko</text:h>
      <text:p text:style-name="P1"/>
      <text:p text:style-name="P1">Upracme svet, upracme Slovensko <text:span text:style-name="T1">je dobrovoľnícka upratovacia akcia, ktorá prebieha na území Slovenskej republiky (a dokonca na pár miestach i mimo ňu). Jej cieľom je upratať nelegálne vzniknuté čierne skládky a neporiadok. Spoločne v sobotu 8. apríla 2017. </text:span></text:p>
      <text:p text:style-name="P1"><text:span text:style-name="T1"/></text:p>
      <text:h text:style-name="Heading_20_2" text:outline-level="2">Ako to funguje</text:h>
      <text:p text:style-name="P1"/>
      <text:p text:style-name="P2">Počet členov organizačného tímu Upracme svet, upracme Slovensko by sa dal spočítať na prstoch jednej ruky. Najväčší podiel na celej akcii máte predovšetkým vy – naši dobrovoľníci. Len vďaka vám je totiž možné upratovanie úspešne uskutočniť v takomto rozsahu.</text:p>
      <text:p text:style-name="P2"/>
      <text:p text:style-name="P2">Srdcom akcie sú dobrovoľní <text:span text:style-name="T5">organizátori miestnych upratovaní</text:span><text:span text:style-name="T3">.</text:span> Sú to ľudia, ktorí sa chopia zodpovednosti a zorganizujú upratovanie na mieste, ktoré si určia sami. Od začiatku do konca sa potom starajú o hladký priebeh akcie. My im k tomu všetkému poskytujeme naše <text:span text:style-name="T2">know-how, v dobe hlavných upratovacích vĺn</text:span> (dopredu ohlásených upratovaní na jar a v jeseni) tiež <text:span text:style-name="T2">pevné vrecia na zozbieraný odpad</text:span> a kedykoľvek behom roka <text:span text:style-name="T2">všetku ďalšiu potrebnú podporu. </text:span></text:p>
      <text:p text:style-name="P2"/>
      <text:p text:style-name="P2">Organizátori majú „pod palcom“ skupinu<text:span text:style-name="T4"> dobrovoľníkov</text:span>. Tí vyplnia<text:span text:style-name="T4"> registračný formulár</text:span> a na <text:span text:style-name="T4">interaktívnej mape upratovaní</text:span> si vyberú im najsympatickejšiu skupinu, ku ktorej sa pripoja. V termíne akcie sa potom stretnú na „mieste činu“ a upracú. Spoločne.</text:p>
      <text:p text:style-name="P2"/>
      <text:p text:style-name="P2">Významný podiel na uskutočnení akcie majú tiež <text:span text:style-name="T4">všetci, ktorí nás podporujú,</text:span> a to či už <text:span text:style-name="T4">finančne, materiálne alebo mediálne. </text:span></text:p>
      <text:p text:style-name="P2"/>
      <text:h text:style-name="Heading_20_2" text:outline-level="2">Kto upratuje</text:h>
      <text:p text:style-name="P1"/>
      <text:p text:style-name="P2">Upratujeme všetci. Spoločne. V jeden deň. Do upratovacích akcií sa zapájajú ľudia zo všetkých kútov Slovenskej republiky. Upratujú školáci, politici, úradníci, skauti, deti z detských domovov, vysokoškoláci, dôchodcovia. Programátori, lekári, predavači, ekológovia, turisti, psíčkari, pankáči … Proste každý na koho si spomeniete. </text:p>
      <text:p text:style-name="P2"/>
      <text:p text:style-name="P2">Pre našu orientáciu a kvalitnejšiu prípravu akcie rozlišujeme základné typy upratovaní. Sú to: </text:p>
      <text:p text:style-name="P2"/>
      <text:p text:style-name="P3">Upratovanie záujmovou skupinou</text:p>
      <text:p text:style-name="P2"/>
      <text:p text:style-name="P8">Záujmovú skupinou môže mať na starosti celý rad organizátorov. Môžu medzi nimi byť neorganizovaní jednotlivci, lektori voľnočasových aktivít, vedúci športových klubov, dobrovoľní hasiči alebo napríklad záhradkárske družstvo.</text:p>
      <text:p text:style-name="P8"/>
      <text:p text:style-name="P8">Zaujíma vás, čo všetko má na starosti organizátor upratovania? Pozrite si sekciu <text:span text:style-name="T5">Organizátor upratovania.</text:span></text:p>
      <text:p text:style-name="P8"><text:span text:style-name="T2"/></text:p>
      <text:p text:style-name="P8">Máte ďalšie otázky ohľadom upratovania záujmovou skupinou? Prečítajte si naše <text:soft-page-break/><text:span text:style-name="T5">FAQ – Často kladené otázky,</text:span> možno sa už pýtal niekto pred vami. Alebo <text:span text:style-name="T5">nás kontaktujte. </text:span></text:p>
      <text:p text:style-name="P2"/>
      <text:p text:style-name="P2"/>
      <text:p text:style-name="P4">Obecné upratovanie</text:p>
      <text:p text:style-name="P1"/>
      <text:p text:style-name="P8">Obecné upratovanie je usporiadané obecným či iným úradom. Jeho výhoda spočíva v jednoduchej dohode o odvoze odpadu – ten je totiž v kompetencii obce a v prípade iných upratovaní je potrebné dohodnúť sa s miestnym úradom dohodnúť. Nezriedka sa tiež stáva, že úrad uvoľní finančné prostriedky na nákup potrieb pre upratovanie a prípadne tiež občerstvenie pre účastníkov. </text:p>
      <text:p text:style-name="P2"/>
      <text:p text:style-name="P8">Zaujíma vás, čo všetko má na starosti organizátor upratovania? Pozrite si sekciu <text:span text:style-name="T5">Organizátor upratovania.</text:span></text:p>
      <text:p text:style-name="P8"><text:span text:style-name="T2"/></text:p>
      <text:p text:style-name="P8">Máte ďalšie otázky ohľadom obecného upratovania? Prečítajte si naše <text:span text:style-name="T5">FAQ – Často kladené otázky,</text:span> možno sa už pýtal niekto pred vami. Alebo <text:span text:style-name="T5">nás kontaktujte. </text:span></text:p>
      <text:p text:style-name="P2"/>
      <text:p text:style-name="P4">Školské upratovanie</text:p>
      <text:p text:style-name="P4"/>
      <text:p text:style-name="P9">Školské upratovanie je organizované aktívnym <text:span text:style-name="T2">pedagógom</text:span> či <text:span text:style-name="T2">riaditeľom</text:span> školy. Odohráva sa väčšinou cez <text:span text:style-name="T2">všedný deň</text:span> v polovici apríla namiesto výuky vrámci ekologickej výchovy. Školské upratovania pre nás predstavujú špeciálnu kategóriu, ktorej sa snažíme dopriať absolútne pohodlie a maximálnu podporu pri príprave akcie. Veríme totiž, že čím skôr si človek na vlastnej koži vyskúša upratať čiernu skládku, tým lepšie. <text:span text:style-name="T2">Kto upratoval, neznečistí,</text:span> a u detí to platí dvojnásobne.</text:p>
      <text:p text:style-name="P9"/>
      <text:p text:style-name="P9">A ide nám aj o motiváciu zo strany žiakov. V minulom roku sme pripravili <text:span text:style-name="T4">výukovú prezentáciu s tématikou čiernych skládok</text:span>, ktorá je voľne k dispozícii pedagógom i žiakom a študentom. Jej cieľom je poukázať na problém čiernych skládok, uviesť ho do výuky a motivovať žiakov k zapojeniu do upratovacích akcií.</text:p>
      <text:p text:style-name="P9"/>
      <text:p text:style-name="P8">Zaujíma vás, čo všetko má na starosti organizátor upratovania? Pozrite si sekciu <text:span text:style-name="T5">Organizátor upratovania.</text:span></text:p>
      <text:p text:style-name="P8"><text:span text:style-name="T2"/></text:p>
      <text:p text:style-name="P9">Máte ďalšie otázky ohľadom školského upratovania? Prečítajte si naše <text:span text:style-name="T5">FAQ – Často kladené otázky,</text:span> možno sa už pýtal niekto pred vami. Alebo <text:span text:style-name="T5">nás kontaktujte. </text:span></text:p>
      <text:p text:style-name="P2"/>
      <text:p text:style-name="P4">Firemné upratovanie</text:p>
      <text:p text:style-name="P4"/>
      <text:p text:style-name="P9">Firemné upratovanie prináša spoločensky zodpovedným firmám možnosť usporiadať vlastné upratovanie v okolí svojho sídla či kdekoľvek inde a ešte pri tom prispieť na zaistenie ostatných typov upratovaní. Za príspevok 185€, ktorý je určený výhradne na náklady spojené s akciou <text:span text:style-name="T6">Upracme svet, upracme Slovensko, </text:span>zapojená firma okrem pracovných pomôcok (vriec a rukavíc) obdrží certifikát s poďakovaním (v tlačenej i elektronickej podobe pre umiestnenie na firemné webové stránky, facebook ai.) a bude sa môcť hriať dobrým pocitom pri každom pohľade naň. </text:p>
      <text:p text:style-name="P9"/>
      <text:p text:style-name="P9">Čo ešte získate</text:p>
      <text:list xml:id="list4434811279265860732" text:style-name="L1">
        <text:list-item>
          <text:p text:style-name="P5">uvedenie v zozname firemných upratovaní (vrátane loga) na webe akcie</text:p>
        </text:list-item>
        <text:list-item>
          <text:p text:style-name="P5">uvedenie firemného loga pri mieste vášho upratovania na mape upratovaní</text:p>
        </text:list-item>
      </text:list>
      <text:p text:style-name="P9"><text:soft-page-break/>Sú i ďalšie dôvody prečo usporiadať firemné upratovanie</text:p>
      <text:list xml:id="list4227092083048360076" text:style-name="L2">
        <text:list-item>
          <text:p text:style-name="P6">nevšedná forma teambuildingu</text:p>
        </text:list-item>
        <text:list-item>
          <text:p text:style-name="P6">aktivizácia zamestnancov, posilnenie súnaležitosti s miestom kde pôsobí vaša firma</text:p>
        </text:list-item>
        <text:list-item>
          <text:p text:style-name="P6">deklarácia a propagácia spoločenskej zodpovednosti vašej firmy</text:p>
        </text:list-item>
        <text:list-item>
          <text:p text:style-name="P6">podpora dobrej veci</text:p>
        </text:list-item>
      </text:list>
      <text:p text:style-name="P7"/>
      <text:p text:style-name="P9">Máte veľký počet pobočiek a radi by ste ich zapojili do akcie úplne všetky? Nechceme vás finančne zruinovať, ozvite sa nám a <text:span text:style-name="T4">určite sa dohodneme.</text:span> </text:p>
      <text:p text:style-name="P7"/>
      <text:p text:style-name="P8">Zaujíma vás, čo všetko má na starosti organizátor upratovania? Pozrite si sekciu <text:span text:style-name="T5">Organizátor upratovania.</text:span></text:p>
      <text:p text:style-name="P8"><text:span text:style-name="T2"/></text:p>
      <text:p text:style-name="P9">Máte ďalšie otázky ohľadom firemného upratovania? Prečítajte si naše <text:span text:style-name="T5">FAQ – Často kladené otázky,</text:span> možno sa už pýtal niekto pred vami. Alebo <text:span text:style-name="T5">nás kontaktujte.</text:span></text:p>
      <text:p text:style-name="P2"/>
      <text:p text:style-name="P2">Tieto upratovania sa od seba líšia predovšetkým osobou organizátora akcie, pravdepodobnými účastníkmi a tým aj nárokmi kladenými na nás usporiadateľov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Museo Slab 700" svg:font-family="'Museo Slab 700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an </meta:initial-creator>
    <meta:creation-date>2017-03-02T18:16:20.65</meta:creation-date>
    <meta:document-statistic meta:table-count="0" meta:image-count="0" meta:object-count="0" meta:page-count="3" meta:paragraph-count="37" meta:word-count="812" meta:character-count="5588"/>
    <dc:date>2017-03-02T20:15:24.78</dc:date>
    <dc:creator>Ivan </dc:creator>
    <meta:editing-duration>PT10M2S</meta:editing-duration>
    <meta:editing-cycles>1</meta:editing-cycles>
    <meta:generator>OpenOffice/4.1.2$Win32 OpenOffice.org_project/412m3$Build-9782</meta:generator>
  </office:meta>
</office:document-meta>
</file>